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solid" draw:fill-color="#fcd7b4"/>
    </style:style>
    <style:style style:name="gr1" style:family="graphic">
      <style:graphic-properties draw:stroke="solid" svg:stroke-color="#ff0000" draw:marker-start="" draw:marker-end="" draw:fill="solid" draw:fill-color="#fcd7b4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polygon text:anchor-type="paragraph" draw:z-index="0" draw:name="Polígono con 4 vértices 1" draw:style-name="gr1" draw:text-style-name="P1" svg:width="13.014cm" svg:height="17.791cm" svg:x="0.317cm" svg:y="0.293cm" svg:viewBox="0 0 13015 17792" draw:points="0,17792 13015,17792 13015,0 0,0"><text:p/><text:p>Jaume Bosch Pons, secretari de l'Ajuntament de Ciutadella,</text:p><text:p/><text:p/><text:p>CERTIFIC: Que, d'acord amb els antecedents que consten en els ar-</text:p><text:p>xius d'aquest departament, el senyor Pere Anglada Pons, amb DNI núm.</text:p><text:p>1444777S, ha treballat en aquest ajuntament com a auxiliar adminis-</text:p><text:p>tratiu del 2 de febrer al 30 de juny de 2004.</text:p><text:p/><text:p>I, perquè consti, sign aquest certificat amb el vistiplau del batle.</text:p><text:p/><text:p/><text:p/><text:p>Ciutadella, 5 de juliol de 2004</text:p><text:p/><text:p>[rúbrica]</text:p><text:p/><text:p/><text:p/><text:p><text:tab/><text:tab/><text:tab/><text:tab/><text:tab/><text:tab/>Vist i plau</text:p><text:p><text:tab/><text:tab/><text:tab/><text:tab/><text:tab/><text:tab/>El batle</text:p><text:p/><text:p><text:tab/><text:tab/><text:tab/><text:tab/><text:tab/><text:tab/>[rúbrica]</text:p><text:p/><text:p><text:tab/><text:tab/><text:tab/><text:tab/><text:tab/>Gerard Vinent Sintes</text:p></draw:polyg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1:30:39.876782353</meta:creation-date>
    <dc:date>2025-11-02T11:44:49.295021841</dc:date>
    <meta:editing-duration>PT3M5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